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9e370"/>
    </style:style>
    <style:style style:name="P2" style:family="paragraph" style:parent-style-name="Standard">
      <style:text-properties officeooo:paragraph-rsid="000a4aec"/>
    </style:style>
    <style:style style:name="P3" style:family="paragraph" style:parent-style-name="Standard">
      <style:text-properties officeooo:paragraph-rsid="000c26d4"/>
    </style:style>
    <style:style style:name="P4" style:family="paragraph" style:parent-style-name="Standard" style:list-style-name="L3">
      <style:text-properties officeooo:paragraph-rsid="000f0d57"/>
    </style:style>
    <style:style style:name="P5" style:family="paragraph" style:parent-style-name="Standard" style:list-style-name="L3">
      <style:text-properties officeooo:paragraph-rsid="000f657f"/>
    </style:style>
    <style:style style:name="P6" style:family="paragraph" style:parent-style-name="Standard">
      <style:text-properties officeooo:paragraph-rsid="000cd0a8"/>
    </style:style>
    <style:style style:name="P7" style:family="paragraph" style:parent-style-name="Standard">
      <style:text-properties style:font-name="Courier New" officeooo:paragraph-rsid="000ded88"/>
    </style:style>
    <style:style style:name="P8" style:family="paragraph" style:parent-style-name="Standard">
      <style:text-properties officeooo:paragraph-rsid="000e7947"/>
    </style:style>
    <style:style style:name="P9" style:family="paragraph" style:parent-style-name="Standard" style:list-style-name="L3">
      <style:paragraph-properties fo:text-align="center" style:justify-single-word="false"/>
      <style:text-properties officeooo:paragraph-rsid="000f0d57"/>
    </style:style>
    <style:style style:name="P10" style:family="paragraph" style:parent-style-name="Standard" style:list-style-name="L3">
      <style:paragraph-properties fo:text-align="center" style:justify-single-word="false"/>
      <style:text-properties officeooo:paragraph-rsid="000f657f"/>
    </style:style>
    <style:style style:name="P11" style:family="paragraph" style:parent-style-name="Standard" style:list-style-name="L3">
      <style:paragraph-properties fo:text-align="start" style:justify-single-word="false"/>
      <style:text-properties officeooo:paragraph-rsid="000f0d57"/>
    </style:style>
    <style:style style:name="P12" style:family="paragraph" style:parent-style-name="Text_20_body">
      <style:text-properties officeooo:paragraph-rsid="000c26d4"/>
    </style:style>
    <style:style style:name="P13" style:family="paragraph" style:parent-style-name="Text_20_body">
      <style:text-properties style:font-name="Courier New" officeooo:paragraph-rsid="000c26d4"/>
    </style:style>
    <style:style style:name="P14" style:family="paragraph" style:parent-style-name="Text_20_body">
      <style:text-properties officeooo:paragraph-rsid="000e7947"/>
    </style:style>
    <style:style style:name="P15" style:family="paragraph" style:parent-style-name="Text_20_body" style:list-style-name="L4">
      <style:text-properties officeooo:paragraph-rsid="000e7947"/>
    </style:style>
    <style:style style:name="P16" style:family="paragraph" style:parent-style-name="Heading_20_2">
      <style:text-properties officeooo:paragraph-rsid="000c26d4"/>
    </style:style>
    <style:style style:name="T1" style:family="text">
      <style:text-properties officeooo:rsid="0009e370"/>
    </style:style>
    <style:style style:name="T2" style:family="text">
      <style:text-properties officeooo:rsid="0009eafa"/>
    </style:style>
    <style:style style:name="T3" style:family="text">
      <style:text-properties fo:font-style="italic" officeooo:rsid="0009eafa" style:font-style-asian="italic" style:font-style-complex="italic"/>
    </style:style>
    <style:style style:name="T4" style:family="text">
      <style:text-properties fo:font-style="italic" officeooo:rsid="000e7947" style:font-style-asian="italic" style:font-style-complex="italic"/>
    </style:style>
    <style:style style:name="T5" style:family="text">
      <style:text-properties fo:font-style="italic" officeooo:rsid="000cd0a8" style:font-style-asian="italic" style:font-style-complex="italic"/>
    </style:style>
    <style:style style:name="T6" style:family="text">
      <style:text-properties fo:font-style="normal" officeooo:rsid="0009eafa" style:font-style-asian="normal" style:font-style-complex="normal"/>
    </style:style>
    <style:style style:name="T7" style:family="text">
      <style:text-properties fo:font-style="normal" officeooo:rsid="000c26d4" style:font-style-asian="normal" style:font-style-complex="normal"/>
    </style:style>
    <style:style style:name="T8" style:family="text">
      <style:text-properties fo:font-style="normal" officeooo:rsid="000c6a61" style:font-style-asian="normal" style:font-style-complex="normal"/>
    </style:style>
    <style:style style:name="T9" style:family="text">
      <style:text-properties fo:font-style="normal" officeooo:rsid="000cd0a8" style:font-style-asian="normal" style:font-style-complex="normal"/>
    </style:style>
    <style:style style:name="T10" style:family="text">
      <style:text-properties fo:font-style="normal" officeooo:rsid="000e7947" style:font-style-asian="normal" style:font-style-complex="normal"/>
    </style:style>
    <style:style style:name="T11" style:family="text">
      <style:text-properties officeooo:rsid="000a4aec"/>
    </style:style>
    <style:style style:name="T12" style:family="text">
      <style:text-properties officeooo:rsid="000c26d4"/>
    </style:style>
    <style:style style:name="T13" style:family="text">
      <style:text-properties officeooo:rsid="000c6a61"/>
    </style:style>
    <style:style style:name="T14" style:family="text">
      <style:text-properties officeooo:rsid="000cd0a8"/>
    </style:style>
    <style:style style:name="T15" style:family="text">
      <style:text-properties officeooo:rsid="000ded88"/>
    </style:style>
    <style:style style:name="T16" style:family="text">
      <style:text-properties officeooo:rsid="000e7947"/>
    </style:style>
    <style:style style:name="T17" style:family="text">
      <style:text-properties fo:font-weight="bold" officeooo:rsid="000e7947" style:font-weight-asian="bold" style:font-weight-complex="bold"/>
    </style:style>
    <style:style style:name="T18" style:family="text">
      <style:text-properties style:font-name="Courier New" officeooo:rsid="000e7947"/>
    </style:style>
    <style:style style:name="T19" style:family="text">
      <style:text-properties style:font-name="Courier New" officeooo:rsid="0009eafa"/>
    </style:style>
    <style:style style:name="T20" style:family="text">
      <style:text-properties style:font-name="Courier New" fo:font-style="normal" officeooo:rsid="0009eafa" style:font-style-asian="normal" style:font-style-complex="normal"/>
    </style:style>
    <style:style style:name="T21" style:family="text">
      <style:text-properties officeooo:rsid="000f657f"/>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2">Dan Haskin</text:span></text:p>
      <text:p text:style-name="P3"><text:span text:style-name="T12">Project 3 Report</text:span></text:p>
      <text:p text:style-name="P3"><text:span text:style-name="T12">4-28-2013</text:span></text:p>
      <text:p text:style-name="P3"><text:span text:style-name="T12"/></text:p>
      <text:p text:style-name="P3"><text:span text:style-name="T12">I cannot tell you how grateful I am that you are reading this report.</text:span></text:p>
      <text:p text:style-name="P3"><text:span text:style-name="T12"/></text:p>
      <text:p text:style-name="P8"><text:span text:style-name="T17">NOTE</text:span><text:span text:style-name="T17">: At the time of writing, the code used in this project can also be checked out from</text:span></text:p>
      <text:p text:style-name="P8"><text:a xlink:type="simple" xlink:href="https://github.com/djhaskin987/CS453-project3.git"><text:span text:style-name="T16">https://github.com/djhaskin987/CS453-project3.git</text:span></text:a><text:span text:style-name="T16"> for convenience.</text:span></text:p>
      <text:p text:style-name="P8"><text:span text:style-name="T16">Simply run</text:span></text:p>
      <text:p text:style-name="P8"><text:span text:style-name="T16">git clone </text:span><text:a xlink:type="simple" xlink:href="https://github.com/djhaskin987/CS453-project3.git"><text:span text:style-name="T16">https://github.com/djhaskin987/CS453-project3.git</text:span></text:a></text:p>
      <text:p text:style-name="P8"><text:span text:style-name="T16">And follow the instructions in the file </text:span><text:span text:style-name="T18">README.md</text:span><text:span text:style-name="T16"> .</text:span></text:p>
      <text:h text:style-name="Heading_20_1" text:outline-level="1"><text:span text:style-name="T12">Introduction</text:span></text:h>
      <text:p text:style-name="P3"><text:span text:style-name="T12"/></text:p>
      <text:p text:style-name="P3"><text:span text:style-name="T12">This report details the Implementation Choices, Outcome, and general performance of the Muti-Nomial Bayes Classifier as it has been implemented by myself.</text:span></text:p>
      <text:h text:style-name="Heading_20_1" text:outline-level="1"><text:span text:style-name="T11">Implementation Choices</text:span></text:h>
      <text:h text:style-name="P16" text:outline-level="2"><text:span text:style-name="T12">Tokenization</text:span></text:h>
      <text:p text:style-name="P12"><text:span text:style-name="T12">I used a porter stemmer in my tokenizer, and made the tokens case-insensitive by changing all the characters in each token to lower-case. Tokens were split by spaces, with any punctuation adjacent to the spaces removed. For example, the line</text:span></text:p>
      <text:p text:style-name="P13"><text:span text:style-name="T12">“I can't keep holding on to your hand,” she said.</text:span></text:p>
      <text:p text:style-name="P12"><text:span text:style-name="T12">Would be tokenized as</text:span></text:p>
      <text:p text:style-name="P13"><text:span text:style-name="T12">[”keep”,”hold”,”hand”,”said”]</text:span></text:p>
      <text:p text:style-name="P12"><text:span text:style-name="T12">by my tokenizer.</text:span></text:p>
      <text:h text:style-name="P16" text:outline-level="2"><text:span text:style-name="T12">Choice of Data Structures</text:span></text:h>
      <text:p text:style-name="P12"><text:span text:style-name="T12">After the documents were tokenized, they were put into data structures which presented the document in its Multi-Nomial representation. The document collection (the structure “DC” as described in the specifications) was a Map, whose keys were the doc ID, and whose value was data about that documentation. That data was a pair, whose first element was the document of the class. The second element of the pair was a map from words to the number of times each word appeared in that document. Making the structure this way was straitforward and seemed to agree with the specifiations' request to represent the documents as they appeared on the slides.</text:span></text:p>
      <text:h text:style-name="P16" text:outline-level="2"><text:span text:style-name="T12">Optimizations</text:span></text:h>
      <text:p text:style-name="P12"><text:span text:style-name="T12">I employed two main optimizations in creating my implementation of the MNB: </text:span></text:p>
      <text:list xml:id="list8214696378447713106" text:style-name="L3">
        <text:list-item>
          <text:list>
            <text:list-item>
              <text:p text:style-name="P5"><text:span text:style-name="T19">MNB_probability</text:span><text:span text:style-name="T2">: </text:span><text:span text:style-name="T12">in </text:span><text:span text:style-name="T19">computeWordProbability()</text:span><text:span text:style-name="T12">, I </text:span><text:span text:style-name="T2">didn't </text:span><text:span text:style-name="T21">compute</text:span></text:p>
              <text:p text:style-name="P10"><text:span text:style-name="T21"><draw:frame draw:style-name="fr1" draw:name="Object3" text:anchor-type="as-char" svg:y="-0.152in" svg:width="0.5846in" svg:height="0.2in" draw:z-index="2"><draw:object xlink:href="./Object 3" xlink:type="simple" xlink:show="embed" xlink:actuate="onLoad"/><draw:image xlink:href="./ObjectReplacements/Object 3" xlink:type="simple" xlink:show="embed" xlink:actuate="onLoad"/></draw:frame></text:span></text:p>
              <text:p text:style-name="P5"><text:span text:style-name="T2"><text:s/>for </text:span><text:span text:style-name="T3">every</text:span><text:span text:style-name="T6"> word; rather, just for every word which appeared in </text:span><text:span text:style-name="T7">the class </text:span><text:span text:style-name="T20">c</text:span><text:span text:style-name="T7">.</text:span><text:span text:style-name="T6"> </text:span><text:span text:style-name="T7">Then, in </text:span><text:span text:style-name="T20">getWordProbability()</text:span><text:span text:style-name="T7">, i</text:span><text:span text:style-name="T6">f a word didn't appear in </text:span><text:span text:style-name="T20">c</text:span><text:span text:style-name="T6">, </text:span><text:span text:style-name="T8">the value</text:span></text:p>
              <text:p text:style-name="P10"><text:soft-page-break/><text:span text:style-name="T8"><draw:frame draw:style-name="fr1" draw:name="Object4" text:anchor-type="as-char" svg:y="-0.2437in" svg:width="0.6862in" svg:height="0.4083in" draw:z-index="3"><draw:object xlink:href="./Object 4" xlink:type="simple" xlink:show="embed" xlink:actuate="onLoad"/><draw:image xlink:href="./ObjectReplacements/Object 4" xlink:type="simple" xlink:show="embed" xlink:actuate="onLoad"/></draw:frame></text:span></text:p>
              <text:p text:style-name="P5"><text:span text:style-name="T8">was returned</text:span><text:span text:style-name="T6">. This is correct behavior, and it allowed me to save space and lots of time </text:span><text:span text:style-name="T8">during </text:span><text:span text:style-name="T20">computeWordProbability()</text:span><text:span text:style-name="T6">.</text:span></text:p>
            </text:list-item>
            <text:list-item>
              <text:p text:style-name="P4"><text:span text:style-name="T20">MNB_classification</text:span><text:span text:style-name="T6">: I didn't compute </text:span><text:span text:style-name="T9">the value</text:span></text:p>
              <text:p text:style-name="P9"><text:span text:style-name="T9"><draw:frame draw:style-name="fr1" draw:name="Object2" text:anchor-type="as-char" svg:y="-0.2654in" svg:width="0.922in" svg:height="0.3201in" draw:z-index="0"><draw:object xlink:href="./Object 2" xlink:type="simple" xlink:show="embed" xlink:actuate="onLoad"/><draw:image xlink:href="./ObjectReplacements/Object 2" xlink:type="simple" xlink:show="embed" xlink:actuate="onLoad"/></draw:frame></text:span></text:p>
              <text:p text:style-name="P11"><text:span text:style-name="T6">for </text:span><text:span text:style-name="T3">every</text:span><text:span text:style-name="T6"> word, just for those terms for which the word </text:span><text:span text:style-name="T3">w</text:span><text:span text:style-name="T6"> was in </text:span><text:span text:style-name="T3">d</text:span><text:span text:style-name="T6">, since if </text:span><text:span text:style-name="T5">w</text:span><text:span text:style-name="T3"> </text:span><text:span text:style-name="T6">wasn't in </text:span><text:span text:style-name="T3">d </text:span><text:span text:style-name="T6">then</text:span></text:p>
              <text:p text:style-name="P9"><text:span text:style-name="T6"><draw:frame draw:style-name="fr1" draw:name="Object1" text:anchor-type="as-char" svg:y="-0.2654in" svg:width="1.7453in" svg:height="0.322in" draw:z-index="1"><draw:object xlink:href="./Object 1" xlink:type="simple" xlink:show="embed" xlink:actuate="onLoad"/><draw:image xlink:href="./ObjectReplacements/Object 1" xlink:type="simple" xlink:show="embed" xlink:actuate="onLoad"/></draw:frame></text:span></text:p>
              <text:p text:style-name="P11"><text:span text:style-name="T6">which would be 1, and so it wouldn't affect the computation.</text:span></text:p>
            </text:list-item>
          </text:list>
        </text:list-item>
      </text:list>
      <text:p text:style-name="P6"><text:span text:style-name="T6">With the above optimizations in addition to stemming and lower-casing the tokens, I was able to get </text:span><text:span text:style-name="T9">around </text:span><text:span text:style-name="T6">1 second training </text:span><text:span text:style-name="T3">and</text:span><text:span text:style-name="T6"> testing time average, even when using the entire vocabulary as features.</text:span></text:p>
      <text:h text:style-name="Heading_20_1" text:outline-level="1"><text:span text:style-name="T14">E</text:span><text:span text:style-name="T1">xperimental </text:span><text:span text:style-name="T14">R</text:span><text:span text:style-name="T1">esults on MNB</text:span></text:h>
      <text:p text:style-name="P14"><text:span text:style-name="T10">Documents from the 20NG collection were classified into the following categories:</text:span></text:p>
      <text:list xml:id="list201816124863524807" text:style-name="L4">
        <text:list-item>
          <text:p text:style-name="P15"><text:span text:style-name="T10">comp.graphics</text:span></text:p>
        </text:list-item>
        <text:list-item>
          <text:p text:style-name="P15"><text:span text:style-name="T10">comp.os.ms-windows.misc</text:span></text:p>
        </text:list-item>
        <text:list-item>
          <text:p text:style-name="P15"><text:span text:style-name="T10">comp.sys.ibm.pc.hardware</text:span></text:p>
        </text:list-item>
        <text:list-item>
          <text:p text:style-name="P15"><text:span text:style-name="T10">rec.autos</text:span></text:p>
        </text:list-item>
        <text:list-item>
          <text:p text:style-name="P15"><text:span text:style-name="T10">rec.motorcycles</text:span></text:p>
        </text:list-item>
        <text:list-item>
          <text:p text:style-name="P15"><text:span text:style-name="T10">sci.crypt</text:span></text:p>
        </text:list-item>
        <text:list-item>
          <text:p text:style-name="P15"><text:span text:style-name="T10">sci.electronics</text:span></text:p>
        </text:list-item>
        <text:list-item>
          <text:p text:style-name="P15"><text:span text:style-name="T10">soc.religion.christian</text:span></text:p>
        </text:list-item>
        <text:list-item>
          <text:p text:style-name="P15"><text:span text:style-name="T10">talk.politics.guns</text:span></text:p>
        </text:list-item>
        <text:list-item>
          <text:p text:style-name="P15"><text:span text:style-name="T10">talk.politics.mideast</text:span></text:p>
        </text:list-item>
      </text:list>
      <text:p text:style-name="P14"><text:span text:style-name="T16">Perhaps the most intriguing part of the results of the evaluation of my MNB implementation is that, when feature selection was used, my accuracy actually drastically </text:span><text:span text:style-name="T4">improved</text:span><text:span text:style-name="T10">, instead of worsening. Using all the words, my MNB classifier was wrong about half the time. Using fewer, accuracy grew to about 85%.</text:span></text:p>
      <text:h text:style-name="Heading_20_2" text:outline-level="2"><text:span text:style-name="T11">Output of the </text:span><text:span text:style-name="T15">P</text:span><text:span text:style-name="T11">rogram</text:span></text:h>
      <text:p text:style-name="P7"><text:span text:style-name="T15">Tokenizing corpus found under ../data/20NG...</text:span></text:p>
      <text:p text:style-name="P7"><text:span text:style-name="T15"/></text:p>
      <text:p text:style-name="P7"><text:span text:style-name="T15"/></text:p>
      <text:p text:style-name="P7"><text:span text:style-name="T15"/></text:p>
      <text:p text:style-name="P7"><text:span text:style-name="T15">Reporting results for using ***ALL FEATURES***</text:span></text:p>
      <text:p text:style-name="P7"><text:span text:style-name="T15">Run #1 ==============================</text:span></text:p>
      <text:p text:style-name="P7"><text:span text:style-name="T15">Initializing...</text:span></text:p>
      <text:p text:style-name="P7"><text:span text:style-name="T15">Done initializing.</text:span></text:p>
      <text:p text:style-name="P7"><text:soft-page-break/><text:span text:style-name="T15">Training...</text:span></text:p>
      <text:p text:style-name="P7"><text:span text:style-name="T15">Done training.</text:span></text:p>
      <text:p text:style-name="P7"><text:span text:style-name="T15">Training time: 0:00:02.049</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2.248</text:span></text:p>
      <text:p text:style-name="P7"><text:span text:style-name="T15">Accuracy: 49.3%</text:span></text:p>
      <text:p text:style-name="P7"><text:span text:style-name="T15">Run #2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4.507</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1.544</text:span></text:p>
      <text:p text:style-name="P7"><text:span text:style-name="T15">Accuracy: 48.26%</text:span></text:p>
      <text:p text:style-name="P7"><text:span text:style-name="T15">Run #3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1.540</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1.480</text:span></text:p>
      <text:p text:style-name="P7"><text:span text:style-name="T15">Accuracy: 49.3%</text:span></text:p>
      <text:p text:style-name="P7"><text:span text:style-name="T15">Run #4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1.707</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1.362</text:span></text:p>
      <text:p text:style-name="P7"><text:span text:style-name="T15">Accuracy: 48.36%</text:span></text:p>
      <text:p text:style-name="P7"><text:span text:style-name="T15">Run #5 ==============================</text:span></text:p>
      <text:p text:style-name="P7"><text:span text:style-name="T15">Initializing...</text:span></text:p>
      <text:p text:style-name="P7"><text:span text:style-name="T15">Done initializing.</text:span></text:p>
      <text:p text:style-name="P7"><text:span text:style-name="T15">Training...</text:span></text:p>
      <text:p text:style-name="P7"><text:soft-page-break/><text:span text:style-name="T15">Done training.</text:span></text:p>
      <text:p text:style-name="P7"><text:span text:style-name="T15">Training time: 0:00:01.490</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1.614</text:span></text:p>
      <text:p text:style-name="P7"><text:span text:style-name="T15">Accuracy: 47.53%</text:span></text:p>
      <text:p text:style-name="P7"><text:span text:style-name="T15">=====================================</text:span></text:p>
      <text:p text:style-name="P7"><text:span text:style-name="T15">Average training time: 0:00:02.258</text:span></text:p>
      <text:p text:style-name="P7"><text:span text:style-name="T15">Average test time: 0:00:01.649</text:span></text:p>
      <text:p text:style-name="P7"><text:span text:style-name="T15">Average accuracy: 48.55%</text:span></text:p>
      <text:p text:style-name="P7"><text:span text:style-name="T15"/></text:p>
      <text:p text:style-name="P7"><text:span text:style-name="T15"/></text:p>
      <text:p text:style-name="P7"><text:span text:style-name="T15"/></text:p>
      <text:p text:style-name="P7"><text:span text:style-name="T15">Reporting results for ***6200 FEATURES***</text:span></text:p>
      <text:p text:style-name="P7"><text:span text:style-name="T15">Run #1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140</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122</text:span></text:p>
      <text:p text:style-name="P7"><text:span text:style-name="T15">Accuracy: 69.34%</text:span></text:p>
      <text:p text:style-name="P7"><text:span text:style-name="T15">Run #2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152</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207</text:span></text:p>
      <text:p text:style-name="P7"><text:span text:style-name="T15">Accuracy: 70.43%</text:span></text:p>
      <text:p text:style-name="P7"><text:span text:style-name="T15">Run #3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142</text:span></text:p>
      <text:p text:style-name="P7"><text:span text:style-name="T15"/></text:p>
      <text:p text:style-name="P7"><text:span text:style-name="T15">Testing with all features...</text:span></text:p>
      <text:p text:style-name="P7"><text:span text:style-name="T15">Determining Accuracy...</text:span></text:p>
      <text:p text:style-name="P7"><text:soft-page-break/><text:span text:style-name="T15">Done measuring Accuracy.</text:span></text:p>
      <text:p text:style-name="P7"><text:span text:style-name="T15">Test time: 0:00:00.112</text:span></text:p>
      <text:p text:style-name="P7"><text:span text:style-name="T15">Accuracy: 66.74%</text:span></text:p>
      <text:p text:style-name="P7"><text:span text:style-name="T15">Run #4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142</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101</text:span></text:p>
      <text:p text:style-name="P7"><text:span text:style-name="T15">Accuracy: 69.39%</text:span></text:p>
      <text:p text:style-name="P7"><text:span text:style-name="T15">Run #5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138</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113</text:span></text:p>
      <text:p text:style-name="P7"><text:span text:style-name="T15">Accuracy: 70.54%</text:span></text:p>
      <text:p text:style-name="P7"><text:span text:style-name="T15">=====================================</text:span></text:p>
      <text:p text:style-name="P7"><text:span text:style-name="T15">Average training time: 0:00:00.142</text:span></text:p>
      <text:p text:style-name="P7"><text:span text:style-name="T15">Average test time: 0:00:00.130</text:span></text:p>
      <text:p text:style-name="P7"><text:span text:style-name="T15">Average accuracy: 69.29%</text:span></text:p>
      <text:p text:style-name="P7"><text:span text:style-name="T15"/></text:p>
      <text:p text:style-name="P7"><text:span text:style-name="T15"/></text:p>
      <text:p text:style-name="P7"><text:span text:style-name="T15"/></text:p>
      <text:p text:style-name="P7"><text:span text:style-name="T15">Reporting results for ***12400 FEATURES***</text:span></text:p>
      <text:p text:style-name="P7"><text:span text:style-name="T15">Run #1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263</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253</text:span></text:p>
      <text:p text:style-name="P7"><text:span text:style-name="T15">Accuracy: 78.5%</text:span></text:p>
      <text:p text:style-name="P7"><text:span text:style-name="T15">Run #2 ==============================</text:span></text:p>
      <text:p text:style-name="P7"><text:span text:style-name="T15">Initializing...</text:span></text:p>
      <text:p text:style-name="P7"><text:soft-page-break/><text:span text:style-name="T15">Done initializing.</text:span></text:p>
      <text:p text:style-name="P7"><text:span text:style-name="T15">Training...</text:span></text:p>
      <text:p text:style-name="P7"><text:span text:style-name="T15">Done training.</text:span></text:p>
      <text:p text:style-name="P7"><text:span text:style-name="T15">Training time: 0:00:00.263</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188</text:span></text:p>
      <text:p text:style-name="P7"><text:span text:style-name="T15">Accuracy: 77.98%</text:span></text:p>
      <text:p text:style-name="P7"><text:span text:style-name="T15">Run #3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283</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208</text:span></text:p>
      <text:p text:style-name="P7"><text:span text:style-name="T15">Accuracy: 76.94%</text:span></text:p>
      <text:p text:style-name="P7"><text:span text:style-name="T15">Run #4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283</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216</text:span></text:p>
      <text:p text:style-name="P7"><text:span text:style-name="T15">Accuracy: 77.3%</text:span></text:p>
      <text:p text:style-name="P7"><text:span text:style-name="T15">Run #5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284</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207</text:span></text:p>
      <text:p text:style-name="P7"><text:span text:style-name="T15">Accuracy: 78.24%</text:span></text:p>
      <text:p text:style-name="P7"><text:span text:style-name="T15">=====================================</text:span></text:p>
      <text:p text:style-name="P7"><text:span text:style-name="T15">Average training time: 0:00:00.275</text:span></text:p>
      <text:p text:style-name="P7"><text:span text:style-name="T15">Average test time: 0:00:00.214</text:span></text:p>
      <text:p text:style-name="P7"><text:soft-page-break/><text:span text:style-name="T15">Average accuracy: 77.79%</text:span></text:p>
      <text:p text:style-name="P7"><text:span text:style-name="T15"/></text:p>
      <text:p text:style-name="P7"><text:span text:style-name="T15"/></text:p>
      <text:p text:style-name="P7"><text:span text:style-name="T15"/></text:p>
      <text:p text:style-name="P7"><text:span text:style-name="T15">Reporting results for ***18600 FEATURES***</text:span></text:p>
      <text:p text:style-name="P7"><text:span text:style-name="T15">Run #1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423</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374</text:span></text:p>
      <text:p text:style-name="P7"><text:span text:style-name="T15">Accuracy: 85.16%</text:span></text:p>
      <text:p text:style-name="P7"><text:span text:style-name="T15">Run #2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411</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296</text:span></text:p>
      <text:p text:style-name="P7"><text:span text:style-name="T15">Accuracy: 83.39%</text:span></text:p>
      <text:p text:style-name="P7"><text:span text:style-name="T15">Run #3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428</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338</text:span></text:p>
      <text:p text:style-name="P7"><text:span text:style-name="T15">Accuracy: 84.44%</text:span></text:p>
      <text:p text:style-name="P7"><text:span text:style-name="T15">Run #4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400</text:span></text:p>
      <text:p text:style-name="P7"><text:span text:style-name="T15"/></text:p>
      <text:p text:style-name="P7"><text:span text:style-name="T15">Testing with all features...</text:span></text:p>
      <text:p text:style-name="P7"><text:soft-page-break/><text:span text:style-name="T15">Determining Accuracy...</text:span></text:p>
      <text:p text:style-name="P7"><text:span text:style-name="T15">Done measuring Accuracy.</text:span></text:p>
      <text:p text:style-name="P7"><text:span text:style-name="T15">Test time: 0:00:00.310</text:span></text:p>
      <text:p text:style-name="P7"><text:span text:style-name="T15">Accuracy: 83.65%</text:span></text:p>
      <text:p text:style-name="P7"><text:span text:style-name="T15">Run #5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416</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496</text:span></text:p>
      <text:p text:style-name="P7"><text:span text:style-name="T15">Accuracy: 81.94%</text:span></text:p>
      <text:p text:style-name="P7"><text:span text:style-name="T15">=====================================</text:span></text:p>
      <text:p text:style-name="P7"><text:span text:style-name="T15">Average training time: 0:00:00.415</text:span></text:p>
      <text:p text:style-name="P7"><text:span text:style-name="T15">Average test time: 0:00:00.362</text:span></text:p>
      <text:p text:style-name="P7"><text:span text:style-name="T15">Average accuracy: 83.72%</text:span></text:p>
      <text:p text:style-name="P7"><text:span text:style-name="T15"/></text:p>
      <text:p text:style-name="P7"><text:span text:style-name="T15"/></text:p>
      <text:p text:style-name="P7"><text:span text:style-name="T15"/></text:p>
      <text:p text:style-name="P7"><text:span text:style-name="T15">Reporting results for ***24800 FEATURES***</text:span></text:p>
      <text:p text:style-name="P7"><text:span text:style-name="T15">Run #1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572</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400</text:span></text:p>
      <text:p text:style-name="P7"><text:span text:style-name="T15">Accuracy: 85.01%</text:span></text:p>
      <text:p text:style-name="P7"><text:span text:style-name="T15">Run #2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580</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408</text:span></text:p>
      <text:p text:style-name="P7"><text:span text:style-name="T15">Accuracy: 84.23%</text:span></text:p>
      <text:p text:style-name="P7"><text:span text:style-name="T15">Run #3 ==============================</text:span></text:p>
      <text:p text:style-name="P7"><text:soft-page-break/><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644</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402</text:span></text:p>
      <text:p text:style-name="P7"><text:span text:style-name="T15">Accuracy: 84.8%</text:span></text:p>
      <text:p text:style-name="P7"><text:span text:style-name="T15">Run #4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575</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457</text:span></text:p>
      <text:p text:style-name="P7"><text:span text:style-name="T15">Accuracy: 86.21%</text:span></text:p>
      <text:p text:style-name="P7"><text:span text:style-name="T15">Run #5 ==============================</text:span></text:p>
      <text:p text:style-name="P7"><text:span text:style-name="T15">Initializing...</text:span></text:p>
      <text:p text:style-name="P7"><text:span text:style-name="T15">Done initializing.</text:span></text:p>
      <text:p text:style-name="P7"><text:span text:style-name="T15">Training...</text:span></text:p>
      <text:p text:style-name="P7"><text:span text:style-name="T15">Done training.</text:span></text:p>
      <text:p text:style-name="P7"><text:span text:style-name="T15">Training time: 0:00:00.541</text:span></text:p>
      <text:p text:style-name="P7"><text:span text:style-name="T15"/></text:p>
      <text:p text:style-name="P7"><text:span text:style-name="T15">Testing with all features...</text:span></text:p>
      <text:p text:style-name="P7"><text:span text:style-name="T15">Determining Accuracy...</text:span></text:p>
      <text:p text:style-name="P7"><text:span text:style-name="T15">Done measuring Accuracy.</text:span></text:p>
      <text:p text:style-name="P7"><text:span text:style-name="T15">Test time: 0:00:00.391</text:span></text:p>
      <text:p text:style-name="P7"><text:span text:style-name="T15">Accuracy: 84.59%</text:span></text:p>
      <text:p text:style-name="P7"><text:span text:style-name="T15">=====================================</text:span></text:p>
      <text:p text:style-name="P7"><text:span text:style-name="T15">Average training time: 0:00:00.582</text:span></text:p>
      <text:p text:style-name="P7"><text:span text:style-name="T15">Average test time: 0:00:00.411</text:span></text:p>
      <text:p text:style-name="P7"><text:span text:style-name="T15">Average accuracy: 84.97%</text:span></text:p>
      <text:p text:style-name="P7"><text:span text:style-name="T15"/></text:p>
      <text:h text:style-name="Heading_20_2" text:outline-level="2"><text:span text:style-name="T11">Graphs and Diagrams</text:span></text:h>
      <text:p text:style-name="P2"><text:span text:style-name="T11"/></text:p>
      <text:p text:style-name="P1"><text:span text:style-name="T1">(i) a diagram which shows the accuracy of the MNB classifier with and without applying feature selection based on IG and a discussion on the performance of the MNB in terms of accuracy based on the selected features,</text:span></text:p>
      <text:p text:style-name="P1"><text:span text:style-name="T1">(ii) a diagram which shows the training and test time using different vocabulary sizes and a discussion on the training and test time of the MNB, and</text:span></text:p>
      <text:p text:style-name="P2"><text:span text:style-name="T11"/></text:p>
      <text:p text:style-name="P2"><text:soft-page-break/><text:span text:style-name="T11">Conclusion</text:span></text:p>
      <text:p text:style-name="P2"><text:span text:style-name="T11"/></text:p>
      <text:p text:style-name="P1"><text:span text:style-name="T1">(iii) an overall conclusion using the trained MNB for document classification based on the choice of vocabulary size to achieve the best training and test time without significantly affecting the classification accurac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New Sung" svg:font-family="'AR PL New Sung'"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New Sung"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New Sung"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8T19:10:56</meta:creation-date>
    <dc:date>2013-04-28T22:30:33</dc:date>
    <meta:editing-duration>PT45M53S</meta:editing-duration>
    <meta:editing-cycles>8</meta:editing-cycles>
    <meta:generator>LibreOffice/4.0.1.2$Linux_x86 LibreOffice_project/400m0$Build-2</meta:generator>
    <meta:document-statistic meta:table-count="0" meta:image-count="0" meta:object-count="4" meta:page-count="10" meta:paragraph-count="353" meta:word-count="1320" meta:character-count="10389" meta:non-whitespace-character-count="9428"/>
  </office:meta>
</office:document-meta>
</file>

<file path=Object 1/content.xml><?xml version="1.0" encoding="utf-8"?>
<math xmlns="http://www.w3.org/1998/Math/MathML">
  <semantics>
    <mrow>
      <mi>P</mi>
      <mrow>
        <msup>
          <mrow>
            <mo stretchy="false">(</mo>
            <mrow>
              <mrow>
                <mi>w</mi>
                <mo stretchy="false">∣</mo>
                <mi>c</mi>
              </mrow>
            </mrow>
            <mo stretchy="false">)</mo>
          </mrow>
          <mrow>
            <msub>
              <mi mathvariant="italic">tf</mi>
              <mrow>
                <mi mathvariant="italic">wd</mi>
              </mrow>
            </msub>
          </mrow>
        </msup>
        <mo stretchy="false">=</mo>
        <mi>P</mi>
      </mrow>
      <msup>
        <mrow>
          <mo stretchy="false">(</mo>
          <mrow>
            <mrow>
              <mi>w</mi>
              <mo stretchy="false">∣</mo>
              <mi>c</mi>
            </mrow>
          </mrow>
          <mo stretchy="false">)</mo>
        </mrow>
        <mn>0</mn>
      </msup>
    </mrow>
    <annotation encoding="StarMath 5.0">P(w divides c)^{tf_{wd}} = P(w divides c)^0</annotation>
  </semantics>
</math>
</file>

<file path=Object 2/content.xml><?xml version="1.0" encoding="utf-8"?>
<math xmlns="http://www.w3.org/1998/Math/MathML">
  <semantics>
    <mrow>
      <mi>P</mi>
      <msup>
        <mrow>
          <mo stretchy="false">(</mo>
          <mrow>
            <mrow>
              <mi>w</mi>
              <mo stretchy="false">∣</mo>
              <mi>c</mi>
            </mrow>
          </mrow>
          <mo stretchy="false">)</mo>
        </mrow>
        <mrow>
          <msub>
            <mrow>
              <mi mathvariant="italic">tf</mi>
            </mrow>
            <mrow>
              <mi mathvariant="italic">wd</mi>
            </mrow>
          </msub>
        </mrow>
      </msup>
    </mrow>
    <annotation encoding="StarMath 5.0">P(w divides c)^{{tf}_{wd}}</annotation>
  </semantics>
</math>
</file>

<file path=Object 3/content.xml><?xml version="1.0" encoding="utf-8"?>
<math xmlns="http://www.w3.org/1998/Math/MathML">
  <semantics>
    <mrow>
      <mi>P</mi>
      <mrow>
        <mo stretchy="false">(</mo>
        <mrow>
          <mrow>
            <mi>w</mi>
            <mo stretchy="false">∣</mo>
            <mi>c</mi>
          </mrow>
        </mrow>
        <mo stretchy="false">)</mo>
      </mrow>
    </mrow>
    <annotation encoding="StarMath 5.0">P(w divides c)</annotation>
  </semantics>
</math>
</file>

<file path=Object 4/content.xml><?xml version="1.0" encoding="utf-8"?>
<math xmlns="http://www.w3.org/1998/Math/MathML">
  <semantics>
    <mrow>
      <mfrac>
        <mn>1.0</mn>
        <mrow>
          <mo stretchy="false">(</mo>
          <mrow>
            <mrow>
              <mrow>
                <mo stretchy="false">∣</mo>
                <mrow>
                  <mi>c</mi>
                </mrow>
                <mo stretchy="false">∣</mo>
              </mrow>
              <mo stretchy="false">+</mo>
              <mrow>
                <mo stretchy="false">∣</mo>
                <mrow>
                  <mi>V</mi>
                </mrow>
                <mo stretchy="false">∣</mo>
              </mrow>
            </mrow>
          </mrow>
          <mo stretchy="false">)</mo>
        </mrow>
      </mfrac>
    </mrow>
    <annotation encoding="StarMath 5.0">1.0 over (lline c rline + lline V rline)</annotation>
  </semantics>
</math>
</file>